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7.46996in" svg:y="0.0208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0.10362in" svg:y="4.110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Group 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b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hwin Kumar 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hul saxen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λ of source=</text:p>
          </table:table-cell>
          <table:table-cell office:value-type="string" table:style-name="ce1">
            <text:p>589*10^(-7)</text:p>
          </table:table-cell>
          <table:table-cell office:value-type="string" table:style-name="ce1">
            <text:p>LC of traveling microscope=0.01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ue of m</text:p>
          </table:table-cell>
          <table:table-cell office:value-type="string" table:style-name="ce1">
            <text:p>Position of left ring (in cm)</text:p>
          </table:table-cell>
          <table:table-cell office:value-type="string" table:style-name="ce1">
            <text:p>Position of Right ring</text:p>
          </table:table-cell>
          <table:table-cell office:value-type="string" table:style-name="ce1">
            <text:p>Diameter</text:p>
          </table:table-cell>
          <table:table-cell office:value-type="string" table:style-name="ce1">
            <text:p>D^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.95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office:value-type="float" office:value="0" table:formula="of:=[.B8]-[.C8]" table:style-name="ce1">
            <text:p>0</text:p>
          </table:table-cell>
          <table:table-cell office:value-type="float" office:value="0" table:formula="of:=[.D8]*[.D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01" table:style-name="ce1">
            <text:p>3.01</text:p>
          </table:table-cell>
          <table:table-cell office:value-type="float" office:value="2.883" table:style-name="ce1">
            <text:p>2.883</text:p>
          </table:table-cell>
          <table:table-cell office:value-type="float" office:value="0.12699999999999978" table:formula="of:=[.B9]-[.C9]" table:style-name="ce1">
            <text:p>0.127</text:p>
          </table:table-cell>
          <table:table-cell office:value-type="float" office:value="1.6128999999999945E-2" table:formula="of:=[.D9]*[.D9]" table:style-name="ce1">
            <text:p>0.0161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449999999999999" table:style-name="ce1">
            <text:p>3.045</text:p>
          </table:table-cell>
          <table:table-cell office:value-type="float" office:value="2.8460000000000001" table:style-name="ce1">
            <text:p>2.846</text:p>
          </table:table-cell>
          <table:table-cell office:value-type="float" office:value="0.19899999999999984" table:formula="of:=[.B10]-[.C10]" table:style-name="ce1">
            <text:p>0.199</text:p>
          </table:table-cell>
          <table:table-cell office:value-type="float" office:value="3.9600999999999935E-2" table:formula="of:=[.D10]*[.D10]" table:style-name="ce1">
            <text:p>0.03960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0750000000000002" table:style-name="ce1">
            <text:p>3.075</text:p>
          </table:table-cell>
          <table:table-cell office:value-type="float" office:value="2.8250000000000002" table:style-name="ce1">
            <text:p>2.825</text:p>
          </table:table-cell>
          <table:table-cell office:value-type="float" office:value="0.25" table:formula="of:=[.B11]-[.C11]" table:style-name="ce1">
            <text:p>0.25</text:p>
          </table:table-cell>
          <table:table-cell office:value-type="float" office:value="6.25E-2" table:formula="of:=[.D11]*[.D11]" table:style-name="ce1">
            <text:p>0.06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2.7959999999999998" table:style-name="ce1">
            <text:p>2.796</text:p>
          </table:table-cell>
          <table:table-cell office:value-type="float" office:value="0.29900000000000038" table:formula="of:=[.B12]-[.C12]" table:style-name="ce1">
            <text:p>0.299</text:p>
          </table:table-cell>
          <table:table-cell office:value-type="float" office:value="8.940100000000023E-2" table:formula="of:=[.D12]*[.D12]" table:style-name="ce1">
            <text:p>0.08940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1" table:style-name="ce1">
            <text:p>3.1</text:p>
          </table:table-cell>
          <table:table-cell office:value-type="float" office:value="2.7759999999999998" table:style-name="ce1">
            <text:p>2.776</text:p>
          </table:table-cell>
          <table:table-cell office:value-type="float" office:value="0.32400000000000029" table:formula="of:=[.B13]-[.C13]" table:style-name="ce1">
            <text:p>0.324</text:p>
          </table:table-cell>
          <table:table-cell office:value-type="float" office:value="0.10497600000000018" table:formula="of:=[.D13]*[.D13]" table:style-name="ce1">
            <text:p>0.10497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1" table:style-name="ce1">
            <text:p>3.11</text:p>
          </table:table-cell>
          <table:table-cell office:value-type="float" office:value="2.7629999999999999" table:style-name="ce1">
            <text:p>2.763</text:p>
          </table:table-cell>
          <table:table-cell office:value-type="float" office:value="0.34699999999999998" table:formula="of:=[.B14]-[.C14]" table:style-name="ce1">
            <text:p>0.347</text:p>
          </table:table-cell>
          <table:table-cell office:value-type="float" office:value="0.12040899999999999" table:formula="of:=[.D14]*[.D14]" table:style-name="ce1">
            <text:p>0.12040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1480000000000001" table:style-name="ce1">
            <text:p>3.148</text:p>
          </table:table-cell>
          <table:table-cell office:value-type="float" office:value="2.7549999999999999" table:style-name="ce1">
            <text:p>2.755</text:p>
          </table:table-cell>
          <table:table-cell office:value-type="float" office:value="0.39300000000000024" table:formula="of:=[.B15]-[.C15]" table:style-name="ce1">
            <text:p>0.393</text:p>
          </table:table-cell>
          <table:table-cell office:value-type="float" office:value="0.1544490000000002" table:formula="of:=[.D15]*[.D15]" table:style-name="ce1">
            <text:p>0.15444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15" table:style-name="ce1">
            <text:p>3.15</text:p>
          </table:table-cell>
          <table:table-cell office:value-type="float" office:value="2.75" table:style-name="ce1">
            <text:p>2.75</text:p>
          </table:table-cell>
          <table:table-cell office:value-type="float" office:value="0.39999999999999991" table:formula="of:=[.B16]-[.C16]" table:style-name="ce1">
            <text:p>0.4</text:p>
          </table:table-cell>
          <table:table-cell office:value-type="float" office:value="0.15999999999999992" table:formula="of:=[.D16]*[.D16]" table:style-name="ce1">
            <text:p>0.1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1549999999999998" table:style-name="ce1">
            <text:p>3.155</text:p>
          </table:table-cell>
          <table:table-cell office:value-type="float" office:value="2.7490000000000001" table:style-name="ce1">
            <text:p>2.749</text:p>
          </table:table-cell>
          <table:table-cell office:value-type="float" office:value="0.40599999999999969" table:formula="of:=[.B17]-[.C17]" table:style-name="ce1">
            <text:p>0.406</text:p>
          </table:table-cell>
          <table:table-cell office:value-type="float" office:value="0.16483599999999976" table:formula="of:=[.D17]*[.D17]" table:style-name="ce1">
            <text:p>0.164836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1589999999999998" table:style-name="ce1">
            <text:p>3.159</text:p>
          </table:table-cell>
          <table:table-cell office:value-type="float" office:value="2.7349999999999999" table:style-name="ce1">
            <text:p>2.735</text:p>
          </table:table-cell>
          <table:table-cell office:value-type="float" office:value="0.42399999999999993" table:formula="of:=[.B18]-[.C18]" table:style-name="ce1">
            <text:p>0.424</text:p>
          </table:table-cell>
          <table:table-cell office:value-type="float" office:value="0.17977599999999994" table:formula="of:=[.D18]*[.D18]" table:style-name="ce1">
            <text:p>0.179776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1760000000000002" table:style-name="ce1">
            <text:p>3.176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0.45100000000000007" table:formula="of:=[.B19]-[.C19]" table:style-name="ce1">
            <text:p>0.451</text:p>
          </table:table-cell>
          <table:table-cell office:value-type="float" office:value="0.20340100000000005" table:formula="of:=[.D19]*[.D19]" table:style-name="ce1">
            <text:p>0.20340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slope=4\lamda R</text:p>
          </table:table-cell>
          <table:table-cell office:value-type="float" office:value="1.847886713286713E-2" table:formula="of:=SLOPE([.E8:.E19];[.A8:.A19])" table:style-name="ce1">
            <text:p>0.018478867</text:p>
          </table:table-cell>
          <table:table-cell office:value-type="string" table:style-name="ce1">
            <text:p>R=</text:p>
          </table:table-cell>
          <table:table-cell office:value-type="float" office:value="78.433222125921617" table:formula="of:=[.E21]/(4*589*10^(-7))" table:style-name="ce1">
            <text:p>78.4332221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ial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 of source=</text:p>
          </table:table-cell>
          <table:table-cell office:value-type="string" table:style-name="ce1">
            <text:p>589*10^(-9)</text:p>
          </table:table-cell>
          <table:table-cell office:value-type="string" table:style-name="ce1">
            <text:p>LC of traveling microscope=0.01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ue of m</text:p>
          </table:table-cell>
          <table:table-cell office:value-type="string" table:style-name="ce1">
            <text:p>Position of left ring (in cm)</text:p>
          </table:table-cell>
          <table:table-cell office:value-type="string" table:style-name="ce1">
            <text:p>Position of Right ring</text:p>
          </table:table-cell>
          <table:table-cell office:value-type="string" table:style-name="ce1">
            <text:p>Diameter</text:p>
          </table:table-cell>
          <table:table-cell office:value-type="string" table:style-name="ce1">
            <text:p>D^2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.9089999999999998" table:style-name="ce1">
            <text:p>2.909</text:p>
          </table:table-cell>
          <table:table-cell office:value-type="float" office:value="2.9089999999999998" table:style-name="ce1">
            <text:p>2.909</text:p>
          </table:table-cell>
          <table:table-cell office:value-type="float" office:value="0" table:formula="of:=[.B26]-[.C26]" table:style-name="ce1">
            <text:p>0</text:p>
          </table:table-cell>
          <table:table-cell office:value-type="float" office:value="0" table:formula="of:=[.D26]*[.D2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2.8759999999999999" table:style-name="ce1">
            <text:p>2.876</text:p>
          </table:table-cell>
          <table:table-cell office:value-type="float" office:value="0.14900000000000002" table:formula="of:=[.B27]-[.C27]" table:style-name="ce1">
            <text:p>0.149</text:p>
          </table:table-cell>
          <table:table-cell office:value-type="float" office:value="2.2201000000000005E-2" table:formula="of:=[.D27]*[.D27]" table:style-name="ce1">
            <text:p>0.02220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569999999999999" table:style-name="ce1">
            <text:p>3.057</text:p>
          </table:table-cell>
          <table:table-cell office:value-type="float" office:value="2.85" table:style-name="ce1">
            <text:p>2.85</text:p>
          </table:table-cell>
          <table:table-cell office:value-type="float" office:value="0.20699999999999985" table:formula="of:=[.B28]-[.C28]" table:style-name="ce1">
            <text:p>0.207</text:p>
          </table:table-cell>
          <table:table-cell office:value-type="float" office:value="4.2848999999999936E-2" table:formula="of:=[.D28]*[.D28]" table:style-name="ce1">
            <text:p>0.042849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0760000000000001" table:style-name="ce1">
            <text:p>3.076</text:p>
          </table:table-cell>
          <table:table-cell office:value-type="float" office:value="2.8290000000000002" table:style-name="ce1">
            <text:p>2.829</text:p>
          </table:table-cell>
          <table:table-cell office:value-type="float" office:value="0.24699999999999989" table:formula="of:=[.B29]-[.C29]" table:style-name="ce1">
            <text:p>0.247</text:p>
          </table:table-cell>
          <table:table-cell office:value-type="float" office:value="6.1008999999999945E-2" table:formula="of:=[.D29]*[.D29]" table:style-name="ce1">
            <text:p>0.061009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1040000000000001" table:style-name="ce1">
            <text:p>3.104</text:p>
          </table:table-cell>
          <table:table-cell office:value-type="float" office:value="2.81" table:style-name="ce1">
            <text:p>2.81</text:p>
          </table:table-cell>
          <table:table-cell office:value-type="float" office:value="0.29400000000000004" table:formula="of:=[.B30]-[.C30]" table:style-name="ce1">
            <text:p>0.294</text:p>
          </table:table-cell>
          <table:table-cell office:value-type="float" office:value="8.6436000000000027E-2" table:formula="of:=[.D30]*[.D30]" table:style-name="ce1">
            <text:p>0.086436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1120000000000001" table:style-name="ce1">
            <text:p>3.112</text:p>
          </table:table-cell>
          <table:table-cell office:value-type="float" office:value="2.7970000000000002" table:style-name="ce1">
            <text:p>2.797</text:p>
          </table:table-cell>
          <table:table-cell office:value-type="float" office:value="0.31499999999999995" table:formula="of:=[.B31]-[.C31]" table:style-name="ce1">
            <text:p>0.315</text:p>
          </table:table-cell>
          <table:table-cell office:value-type="float" office:value="9.9224999999999966E-2" table:formula="of:=[.D31]*[.D31]" table:style-name="ce1">
            <text:p>0.099225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379999999999999" table:style-name="ce1">
            <text:p>3.138</text:p>
          </table:table-cell>
          <table:table-cell office:value-type="float" office:value="2.7759999999999998" table:style-name="ce1">
            <text:p>2.776</text:p>
          </table:table-cell>
          <table:table-cell office:value-type="float" office:value="0.3620000000000001" table:formula="of:=[.B32]-[.C32]" table:style-name="ce1">
            <text:p>0.362</text:p>
          </table:table-cell>
          <table:table-cell office:value-type="float" office:value="0.13104400000000008" table:formula="of:=[.D32]*[.D32]" table:style-name="ce1">
            <text:p>0.131044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15" table:style-name="ce1">
            <text:p>3.15</text:p>
          </table:table-cell>
          <table:table-cell office:value-type="float" office:value="2.7629999999999999" table:style-name="ce1">
            <text:p>2.763</text:p>
          </table:table-cell>
          <table:table-cell office:value-type="float" office:value="0.38700000000000001" table:formula="of:=[.B33]-[.C33]" table:style-name="ce1">
            <text:p>0.387</text:p>
          </table:table-cell>
          <table:table-cell office:value-type="float" office:value="0.14976900000000001" table:formula="of:=[.D33]*[.D33]" table:style-name="ce1">
            <text:p>0.149769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1579999999999999" table:style-name="ce1">
            <text:p>3.158</text:p>
          </table:table-cell>
          <table:table-cell office:value-type="float" office:value="2.75" table:style-name="ce1">
            <text:p>2.75</text:p>
          </table:table-cell>
          <table:table-cell office:value-type="float" office:value="0.40799999999999992" table:formula="of:=[.B34]-[.C34]" table:style-name="ce1">
            <text:p>0.408</text:p>
          </table:table-cell>
          <table:table-cell office:value-type="float" office:value="0.16646399999999995" table:formula="of:=[.D34]*[.D34]" table:style-name="ce1">
            <text:p>0.166464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17" table:style-name="ce1">
            <text:p>3.17</text:p>
          </table:table-cell>
          <table:table-cell office:value-type="float" office:value="2.7360000000000002" table:style-name="ce1">
            <text:p>2.736</text:p>
          </table:table-cell>
          <table:table-cell office:value-type="float" office:value="0.43399999999999972" table:formula="of:=[.B35]-[.C35]" table:style-name="ce1">
            <text:p>0.434</text:p>
          </table:table-cell>
          <table:table-cell office:value-type="float" office:value="0.18835599999999975" table:formula="of:=[.D35]*[.D35]" table:style-name="ce1">
            <text:p>0.188356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7269999999999999" table:style-name="ce1">
            <text:p>2.727</text:p>
          </table:table-cell>
          <table:table-cell office:value-type="float" office:value="0.44799999999999995" table:formula="of:=[.B36]-[.C36]" table:style-name="ce1">
            <text:p>0.448</text:p>
          </table:table-cell>
          <table:table-cell office:value-type="float" office:value="0.20070399999999997" table:formula="of:=[.D36]*[.D36]" table:style-name="ce1">
            <text:p>0.20070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slope=4\lamda R</text:p>
          </table:table-cell>
          <table:table-cell office:value-type="float" office:value="2.0555572727272719E-2" table:formula="of:=SLOPE([.E26:.E36];[.A26:.A36])" table:style-name="ce1">
            <text:p>0.020555573</text:p>
          </table:table-cell>
          <table:table-cell office:value-type="string" table:style-name="ce1">
            <text:p>R=</text:p>
          </table:table-cell>
          <table:table-cell office:value-type="float" office:value="87.247762000308654" table:formula="of:=[.E38]/(4*589*10^(-7))" table:style-name="ce1">
            <text:p>87.247762</text:p>
          </table:table-cell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iamas</dc:creator>
    <meta:creation-date>2018-08-30T19:49:27Z</meta:creation-date>
    <dc:date>2018-08-31T00:49:32Z</dc:date>
    <meta:editing-cycles>8</meta:editing-cycles>
    <meta:editing-duration>PT90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D^2 (in cm^2)-&gt;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-&gt;</text:p>
            </chart:title>
          </chart:axis>
          <chart:series chart:values-cell-range-address="Sheet1.$E$8:.$E$19" chart:class="chart:scatter" chart:attached-axis="primary-y" chart:style-name="G0S0">
            <chart:domain table:cell-range-address="Sheet1.$A$8:.$A$19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E$26:.$E$36" chart:class="chart:scatter" chart:attached-axis="primary-y" chart:style-name="G0S0">
            <chart:domain table:cell-range-address="Sheet1.$A$26:.$A$36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